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Form.setCountr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setAddr1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setAddr2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setZip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setAddressId( int addr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AddressForm( 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Form.getZ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Addr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Address( Address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Add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baseValidate( ActionErrors errors , ActionMapping mapping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dressFor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setCit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setSt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Add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setPhon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Addres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For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